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Rewrit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.characters( char ary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.URLRewriter( Parameters configuration , ContentHandler contentHandler , LexicalHandler lexical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RLRewriter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.startElement( String namespace , String name , String raw , Attributes attr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URLRewriter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.ignorableWhitespace( char ary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.comment( char ary [ ]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Rewriter.URLRewriter( Parameters configuration ,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Rewriter.endElement( String namespace , String name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.start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.endDT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.startDTD( String name , String public_id , String system_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.en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writ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